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2.0902in"/>
    </style:style>
    <style:style style:name="co5" style:family="table-column">
      <style:table-column-properties fo:break-before="auto" style:column-width="1.7902in"/>
    </style:style>
    <style:style style:name="co6" style:family="table-column">
      <style:table-column-properties fo:break-before="auto" style:column-width="1.4791in"/>
    </style:style>
    <style:style style:name="co7" style:family="table-column">
      <style:table-column-properties fo:break-before="auto" style:column-width="1.7472in"/>
    </style:style>
    <style:style style:name="co8" style:family="table-column">
      <style:table-column-properties fo:break-before="auto" style:column-width="1.7689in"/>
    </style:style>
    <style:style style:name="co9" style:family="table-column">
      <style:table-column-properties fo:break-before="auto" style:column-width="1.6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/>
          <table:table-cell office:value-type="string" calcext:value-type="string">
            <text:p>Были 26.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т</text:p>
          </table:table-cell>
          <table:table-cell office:value-type="string" calcext:value-type="string">
            <text:p>3т</text:p>
          </table:table-cell>
          <table:table-cell office:value-type="string" calcext:value-type="string">
            <text:p>4т*</text:p>
          </table:table-cell>
          <table:table-cell office:value-type="string" calcext:value-type="string">
            <text:p>1п</text:p>
          </table:table-cell>
          <table:table-cell office:value-type="string" calcext:value-type="string">
            <text:p>2п</text:p>
          </table:table-cell>
          <table:table-cell office:value-type="string" calcext:value-type="string">
            <text:p>3п</text:p>
          </table:table-cell>
          <table:table-cell office:value-type="string" calcext:value-type="string">
            <text:p>4п*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оценка</text:p>
          </table:table-cell>
          <table:table-cell office:value-type="string" calcext:value-type="string">
            <text:p>Были 02.10</text:p>
          </table:table-cell>
          <table:table-cell/>
          <table:table-cell office:value-type="string" calcext:value-type="string">
            <text:p>Были 6.10</text:p>
          </table:table-cell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Лебедь Даниил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Телешев Иван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Морозов Дим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ишин Денис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икитин Максим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абаев Тимур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Щелкунов Даниил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озлов Алексей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CT 02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опоздал, пишет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table:number-columns-repeated="6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Лебедь Даниил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Телешев Иван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орозов Дима</text:p>
          </table:table-cell>
          <table:table-cell office:value-type="string" calcext:value-type="string">
            <text:p>Не писал, спал</text:p>
          </table:table-cell>
          <table:table-cell table:number-columns-repeated="5"/>
          <table:table-cell table:style-name="ce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ишин Денис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Никитин Максим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Бабаев Тимур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Щелкунов Даниил</text:p>
          </table:table-cell>
          <table:table-cell office:value-type="string" calcext:value-type="string">
            <text:p>Не писал, болел</text:p>
          </table:table-cell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office:value-type="string" calcext:value-type="string">
            <text:p>отсутствует</text:p>
          </table:table-cell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Козлов Алексей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теория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практика</text:p>
          </table:table-cell>
          <table:table-cell office:value-type="string" calcext:value-type="string">
            <text:p>ито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Иванов Дмитрий</text:p>
          </table:table-cell>
          <table:table-cell office:value-type="string" calcext:value-type="string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+ 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-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table:number-columns-repeated="3"/>
          <table:table-cell table:style-name="ce2"/>
          <table:table-cell table:number-columns-repeated="5"/>
          <table:table-cell office:value-type="string" calcext:value-type="string">
            <text:p>был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Лебедь Даниил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Телешев Иван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орозов Дима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- then +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Байрамов Мурад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5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ишин Денис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+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Никитин Максим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3"/>
          <table:table-cell table:style-name="ce2"/>
          <table:table-cell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Бабаев Тимур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 then 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Щелкунов Даниил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ьянков Семен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5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+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озлов Алексей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 then +</text:p>
          </table:table-cell>
          <table:table-cell office:value-type="string" calcext:value-type="string">
            <text:p>-+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Введение в ТеХ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атематик ва ТеХ</text:p>
          </table:table-cell>
          <table:table-cell table:number-columns-repeated="14"/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5" table:default-cell-style-name="Default"/>
        <table:table-column table:style-name="co2" table:default-cell-style-name="ce2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умма</text:p>
          </table:table-cell>
          <table:table-cell table:style-name="Default" office:value-type="string" calcext:value-type="string">
            <text:p>оценка</text:p>
          </table:table-cell>
          <table:table-cell/>
          <table:table-cell office:value-type="string" calcext:value-type="string">
            <text:p>Были 5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оржина Екатерина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ващенко Илья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раменкова Мари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иселева Ирина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инеева Света 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уприянова Ксюш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раскина Дарья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исправила оценку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С.р.13.10.2014</text:p>
          </table:table-cell>
          <table:table-cell office:value-type="string" calcext:value-type="string">
            <text:p>т1</text:p>
          </table:table-cell>
          <table:table-cell office:value-type="string" calcext:value-type="string">
            <text:p>т2</text:p>
          </table:table-cell>
          <table:table-cell office:value-type="string" calcext:value-type="string">
            <text:p>т3</text:p>
          </table:table-cell>
          <table:table-cell office:value-type="string" calcext:value-type="string">
            <text:p>п1</text:p>
          </table:table-cell>
          <table:table-cell office:value-type="string" calcext:value-type="string">
            <text:p>п2</text:p>
          </table:table-cell>
          <table:table-cell table:style-name="Default" office:value-type="string" calcext:value-type="string">
            <text:p>оценка</text:p>
          </table:table-cell>
          <table:table-cell/>
          <table:table-cell office:value-type="string" calcext:value-type="string">
            <text:p>теория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практика</text:p>
          </table:table-cell>
          <table:table-cell office:value-type="string" calcext:value-type="string">
            <text:p>оценка</text:p>
          </table:table-cell>
        </table:table-row>
        <table:table-row table:style-name="ro1">
          <table:table-cell office:value-type="string" calcext:value-type="string">
            <text:p>Моржина Екатерин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 потом +</text:p>
          </table:table-cell>
          <table:table-cell office:value-type="string" calcext:value-type="string">
            <text:p>алг без реализ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Иващенко Иль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Храменкова Мария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 потом +</text:p>
          </table:table-cell>
          <table:table-cell office:value-type="string" calcext:value-type="string">
            <text:p>+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Киселева Ирин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</text:p>
          </table:table-cell>
          <table:table-cell office:value-type="string" calcext:value-type="string">
            <text:p>-+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Минеева Света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+-\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Куприянова Ксюш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 потом +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Араскина Дарья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heet3" table:style-name="ta1">
        <table:table-column table:style-name="co6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Сумма</text:p>
          </table:table-cell>
          <table:table-cell table:style-name="ce2" office:value-type="string" calcext:value-type="string">
            <text:p>Оценк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Ючко Вит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рошенко Вас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хорова Юли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омцов Влад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Ючко Вит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рошенко Вася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хорова Юлия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омцов Влад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теория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практика</text:p>
          </table:table-cell>
          <table:table-cell/>
        </table:table-row>
        <table:table-row table:style-name="ro1">
          <table:table-cell office:value-type="string" calcext:value-type="string">
            <text:p>Ючко Вита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Дорошенко Вася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+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Прохорова Юлия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Хомцов Влад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heet4" table:style-name="ta1">
        <table:table-column table:style-name="co7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Были 02.10</text:p>
          </table:table-cell>
          <table:table-cell office:value-type="string" calcext:value-type="string">
            <text:p>Были 6.10</text:p>
          </table:table-cell>
          <table:table-cell office:value-type="string" calcext:value-type="string">
            <text:p>Были 13.10</text:p>
          </table:table-cell>
          <table:table-cell/>
          <table:table-cell office:value-type="string" calcext:value-type="string">
            <text:p>20 октября</text:p>
          </table:table-cell>
          <table:table-cell office:value-type="string" calcext:value-type="string">
            <text:p>24 октябр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Лебедь Даниил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Телешев Иван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розов Дим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ишин Денис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икитин Максим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абаев Тимур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Щелкунов Даниил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озлов Алексей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Лебедь Даниил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елешев Иван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орозов Дима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ишин Денис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Никитин Максим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Бабаев Тимур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Щелкунов Даниил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озлов Алексей</text:p>
          </table:table-cell>
          <table:table-cell/>
          <table:table-cell table:number-columns-repeated="2" table:style-name="ce2" office:value-type="float" office:value="4" calcext:value-type="float">
            <text:p>4</text:p>
          </table:table-cell>
          <table:table-cell table:number-columns-repeated="5"/>
        </table:table-row>
      </table:table>
      <table:table table:name="Sheet5" table:style-name="ta1">
        <table:table-column table:style-name="co8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Были 13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ржина Екатерина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Иващенко Илья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Храменкова Мария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иселева Ирина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инеева Света 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уприянова Ксюша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Араскина Дарья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table table:name="Sheet6" table:style-name="ta1">
        <table:table-column table:style-name="co9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бубунты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Лебедь Даниил</text:p>
          </table:table-cell>
          <table:table-cell table:number-columns-repeated="4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Телешев Иван</text:p>
          </table:table-cell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Морозов Дима</text:p>
          </table:table-cell>
          <table:table-cell table:number-columns-repeated="4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number-columns-repeated="4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Мишин Дени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Никитин Максим</text:p>
          </table:table-cell>
          <table:table-cell table:number-columns-repeated="4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4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Бабаев Тимур</text:p>
          </table:table-cell>
          <table:table-cell table:number-columns-repeated="4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Щелкунов Даниил</text:p>
          </table:table-cell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4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Козлов Алексей</text:p>
          </table:table-cell>
          <table:table-cell table:number-columns-repeated="4"/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/00/0000</text:date>, <text:time style:data-style-name="N2" text:time-value="10:40:37.3444915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8T21:13:50.503836517</meta:creation-date>
    <dc:date>2014-11-10T15:55:47.093115302</dc:date>
    <meta:editing-duration>PT13H42M25S</meta:editing-duration>
    <meta:editing-cycles>12</meta:editing-cycles>
    <meta:generator>LibreOffice/4.3.2.2$Linux_x86 LibreOffice_project/430m0$Build-2</meta:generator>
    <meta:document-statistic meta:table-count="6" meta:cell-count="1013" meta:object-count="0"/>
  </office:meta>
</office:document-meta>
</file>